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Itálico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fo:language="pt" fo:country="PT" officeooo:paragraph-rsid="01e94acb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P3" style:family="paragraph" style:parent-style-name="A2_5f_Rodape">
      <style:text-properties fo:language="pt" fo:country="PT" officeooo:paragraph-rsid="0072868d"/>
    </style:style>
    <style:style style:name="P4" style:family="paragraph" style:parent-style-name="A2_5f_Rodape">
      <style:text-properties fo:language="pt" fo:country="PT" officeooo:paragraph-rsid="014e6710"/>
    </style:style>
    <style:style style:name="P5" style:family="paragraph" style:parent-style-name="A4_5f_Normal">
      <style:text-properties fo:color="#800080" style:text-line-through-style="none" style:text-line-through-type="none" style:text-position="sub 58%" style:font-name="Arial" fo:font-size="10pt" style:text-underline-style="none" officeooo:rsid="02596d71" officeooo:paragraph-rsid="02596d71" style:text-blinking="false" fo:background-color="transparent" text:display="none" style:text-overline-style="none" style:text-overline-color="font-color"/>
    </style:style>
    <style:style style:name="P6" style:family="paragraph" style:parent-style-name="A4_5f_Normal">
      <style:text-properties fo:color="#800080" style:text-line-through-style="none" style:text-line-through-type="none" style:text-position="sub 58%" style:font-name="Arial" fo:font-size="10pt" style:text-underline-style="none" officeooo:rsid="025f73df" officeooo:paragraph-rsid="025f73df" style:text-blinking="false" fo:background-color="transparent" text:display="none" style:text-overline-style="none" style:text-overline-color="font-color"/>
    </style:style>
    <style:style style:name="P7" style:family="paragraph" style:parent-style-name="A4_5f_Normal">
      <style:text-properties fo:color="#800080" style:text-line-through-style="none" style:text-line-through-type="none" style:text-position="sub 58%" style:font-name="Arial" fo:font-size="10pt" style:text-underline-style="none" officeooo:rsid="025f9845" officeooo:paragraph-rsid="025f9845" style:text-blinking="false" fo:background-color="transparent" text:display="none" style:text-overline-style="none" style:text-overline-color="font-color"/>
    </style:style>
    <style:style style:name="P8" style:family="paragraph" style:parent-style-name="A3_5f_Titulo1" style:master-page-name="Standard">
      <style:paragraph-properties style:page-number="auto"/>
      <style:text-properties officeooo:rsid="027310c3" officeooo:paragraph-rsid="027310c3"/>
    </style:style>
    <style:style style:name="P9" style:family="paragraph" style:parent-style-name="A3_5f_Titulo1">
      <style:text-properties officeooo:rsid="0282e722" officeooo:paragraph-rsid="0282e722"/>
    </style:style>
    <style:style style:name="P10" style:family="paragraph" style:parent-style-name="A3_5f_Titulo1">
      <style:paragraph-properties fo:break-before="page"/>
      <style:text-properties officeooo:rsid="0278c127" officeooo:paragraph-rsid="0278c127"/>
    </style:style>
    <style:style style:name="P11" style:family="paragraph" style:parent-style-name="A5_5f_Titulo2">
      <style:text-properties officeooo:rsid="027310c3" officeooo:paragraph-rsid="027310c3"/>
    </style:style>
    <style:style style:name="P12" style:family="paragraph" style:parent-style-name="A5_5f_Titulo2">
      <style:text-properties officeooo:rsid="02737ee0" officeooo:paragraph-rsid="02737ee0"/>
    </style:style>
    <style:style style:name="P13" style:family="paragraph" style:parent-style-name="A5_5f_Titulo2">
      <style:text-properties officeooo:rsid="0278c127" officeooo:paragraph-rsid="0278c127"/>
    </style:style>
    <style:style style:name="P14" style:family="paragraph" style:parent-style-name="A5_5f_Titulo2" style:list-style-name="">
      <style:text-properties officeooo:rsid="027bea75" officeooo:paragraph-rsid="027bea75"/>
    </style:style>
    <style:style style:name="P15" style:family="paragraph" style:parent-style-name="A4_5f_Normal" style:list-style-name="">
      <style:text-properties fo:color="#800080" style:text-line-through-style="none" style:text-line-through-type="none" style:text-position="sub 58%" style:font-name="Arial" fo:font-size="10pt" style:text-underline-style="none" officeooo:rsid="0278c127" officeooo:paragraph-rsid="0278c127" style:text-blinking="false" fo:background-color="transparent" text:display="none" style:text-overline-style="none" style:text-overline-color="font-color"/>
    </style:style>
    <style:style style:name="P16" style:family="paragraph" style:parent-style-name="A4_5f_Normal" style:list-style-name="">
      <style:text-properties fo:color="#800080" style:text-line-through-style="none" style:text-line-through-type="none" style:text-position="sub 58%" style:font-name="Arial" fo:font-size="10pt" style:text-underline-style="none" officeooo:paragraph-rsid="027bea75" style:text-blinking="false" fo:background-color="transparent" text:display="none" style:text-overline-style="none" style:text-overline-color="font-color"/>
    </style:style>
    <style:style style:name="P17" style:family="paragraph" style:parent-style-name="A4_5f_Normal" style:list-style-name="">
      <style:text-properties fo:color="#800080" style:text-line-through-style="none" style:text-line-through-type="none" style:text-position="sub 58%" style:font-name="Arial1" fo:font-size="10pt" fo:language="pt" fo:country="PT" style:text-underline-style="none" officeooo:rsid="027310c3" officeooo:paragraph-rsid="02737ee0" style:text-blinking="false" fo:background-color="transparent" text:display="none" style:text-overline-style="none" style:text-overline-color="font-color"/>
    </style:style>
    <style:style style:name="P18" style:family="paragraph" style:parent-style-name="A4_5f_Normal" style:list-style-name="">
      <style:text-properties fo:color="#800080" style:text-line-through-style="none" style:text-line-through-type="none" style:text-position="sub 58%" style:font-name="Arial1" fo:font-size="10pt" fo:language="pt" fo:country="PT" style:text-underline-style="none" officeooo:rsid="027458ee" officeooo:paragraph-rsid="027458ee" style:text-blinking="false" fo:background-color="transparent" text:display="none" style:text-overline-style="none" style:text-overline-color="font-color"/>
    </style:style>
    <style:style style:name="P19" style:family="paragraph" style:parent-style-name="A4_5f_Normal">
      <style:text-properties style:use-window-font-color="true" style:text-position="0% 100%" style:font-name="Courier New3" fo:font-size="10pt" fo:language="pt" fo:country="PT" officeooo:rsid="027458ee" officeooo:paragraph-rsid="027458ee" text:display="true"/>
    </style:style>
    <style:style style:name="P20" style:family="paragraph" style:parent-style-name="A6_5f_Lista_5f_Continua" style:list-style-name="Numbering_20_1">
      <style:text-properties officeooo:paragraph-rsid="027458ee"/>
    </style:style>
    <style:style style:name="P21" style:family="paragraph" style:parent-style-name="A6_5f_Lista_5f_Continua" style:list-style-name="Numbering_20_1">
      <style:text-properties officeooo:paragraph-rsid="027ab120"/>
    </style:style>
    <style:style style:name="P22" style:family="paragraph" style:parent-style-name="A6_5f_Lista_5f_Continua" style:list-style-name="Numbering_20_1">
      <style:text-properties officeooo:paragraph-rsid="027bea75"/>
    </style:style>
    <style:style style:name="P23" style:family="paragraph" style:parent-style-name="A6_5f_Lista_5f_Continua" style:list-style-name="Numbering_20_1">
      <style:text-properties officeooo:paragraph-rsid="02800b26"/>
    </style:style>
    <style:style style:name="P24" style:family="paragraph" style:parent-style-name="A6_5f_Lista_5f_Continua">
      <style:text-properties officeooo:paragraph-rsid="027310c3"/>
    </style:style>
    <style:style style:name="P25" style:family="paragraph" style:parent-style-name="A6_5f_Lista_5f_Continua">
      <style:text-properties officeooo:paragraph-rsid="02737ee0"/>
    </style:style>
    <style:style style:name="P26" style:family="paragraph" style:parent-style-name="A6_5f_Lista_5f_Continua">
      <style:text-properties fo:font-weight="bold" officeooo:paragraph-rsid="027310c3" style:font-weight-asian="bold" style:font-weight-complex="bold"/>
    </style:style>
    <style:style style:name="P27" style:family="paragraph" style:parent-style-name="A6_5f_Lista_5f_Continua">
      <style:text-properties officeooo:paragraph-rsid="02763489"/>
    </style:style>
    <style:style style:name="P28" style:family="paragraph" style:parent-style-name="A6_5f_Lista_5f_Continua">
      <style:text-properties officeooo:paragraph-rsid="0278c127"/>
    </style:style>
    <style:style style:name="P29" style:family="paragraph" style:parent-style-name="A6_5f_Lista_5f_Continua">
      <style:text-properties officeooo:paragraph-rsid="027ab120"/>
    </style:style>
    <style:style style:name="P30" style:family="paragraph" style:parent-style-name="A6_5f_Lista_5f_Continua" style:list-style-name="">
      <style:text-properties fo:color="#800080" style:text-line-through-style="none" style:text-line-through-type="none" style:text-position="sub 58%" style:font-name="Arial" fo:font-size="10pt" style:text-underline-style="none" officeooo:rsid="027ab120" officeooo:paragraph-rsid="027ab120" style:text-blinking="false" fo:background-color="transparent" text:display="none" style:text-overline-style="none" style:text-overline-color="font-color"/>
    </style:style>
    <style:style style:name="P31" style:family="paragraph" style:parent-style-name="A6_5f_Lista_5f_Continua" style:list-style-name="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822d50" officeooo:paragraph-rsid="02822d50" style:text-blinking="false" fo:background-color="transparent" text:display="none" style:text-overline-style="none" style:text-overline-color="font-color"/>
    </style:style>
    <style:style style:name="P32" style:family="paragraph" style:parent-style-name="A6_5f_Lista_5f_Continua">
      <style:text-properties officeooo:paragraph-rsid="027bea75"/>
    </style:style>
    <style:style style:name="P33" style:family="paragraph" style:parent-style-name="A6_5f_Lista_5f_Continua">
      <style:text-properties officeooo:paragraph-rsid="027e1b6c"/>
    </style:style>
    <style:style style:name="P34" style:family="paragraph" style:parent-style-name="A6_5f_Lista_5f_Continua">
      <style:text-properties officeooo:paragraph-rsid="02800b26"/>
    </style:style>
    <style:style style:name="P35" style:family="paragraph" style:parent-style-name="A6_5f_Lista_5f_Continua" style:list-style-name="Numbering_20_1">
      <style:text-properties fo:color="#ff3333" fo:font-weight="normal" officeooo:rsid="00fee03a" officeooo:paragraph-rsid="02800b26" style:font-weight-asian="normal" style:font-weight-complex="normal"/>
    </style:style>
    <style:style style:name="P36" style:family="paragraph" style:parent-style-name="A6_5f_Lista_5f_Continua" style:list-style-name="Numbering_20_1">
      <style:text-properties fo:color="#ff3333" fo:font-weight="normal" officeooo:rsid="00fe5461" officeooo:paragraph-rsid="02800b26" style:font-weight-asian="normal" style:font-weight-complex="normal"/>
    </style:style>
    <style:style style:name="P37" style:family="paragraph" style:parent-style-name="A6_5f_Lista_5f_Continua">
      <style:text-properties officeooo:rsid="00ffcea3" officeooo:paragraph-rsid="02800b26"/>
    </style:style>
    <style:style style:name="P38" style:family="paragraph" style:parent-style-name="A6_5f_Lista_5f_Continua">
      <style:text-properties officeooo:paragraph-rsid="0280c4ca"/>
    </style:style>
    <style:style style:name="P39" style:family="paragraph" style:parent-style-name="A6_5f_Lista_5f_Continua">
      <style:text-properties officeooo:paragraph-rsid="02822d50"/>
    </style:style>
    <style:style style:name="P40" style:family="paragraph" style:parent-style-name="Table_20_Contents" style:list-style-name="Numbering_20_1">
      <style:text-properties style:use-window-font-color="true" style:font-name="Courier New3" fo:font-size="10pt" fo:language="pt" fo:country="PT" officeooo:paragraph-rsid="0280c4ca"/>
    </style:style>
    <style:style style:name="P41" style:family="paragraph" style:parent-style-name="Table_20_Contents">
      <style:text-properties style:use-window-font-color="true" style:text-position="0% 100%" style:font-name="Courier New3" fo:font-size="10pt" fo:language="pt" fo:country="PT" officeooo:rsid="027458ee" officeooo:paragraph-rsid="02763489" text:display="true"/>
    </style:style>
    <style:style style:name="P42" style:family="paragraph" style:parent-style-name="A8_5f_Titulo3">
      <style:text-properties officeooo:rsid="02737ee0" officeooo:paragraph-rsid="02737ee0"/>
    </style:style>
    <style:style style:name="P43" style:family="paragraph" style:parent-style-name="A8_5f_Titulo3" style:list-style-name="Numbering_20_1">
      <style:text-properties officeooo:rsid="02737ee0" officeooo:paragraph-rsid="027458ee"/>
    </style:style>
    <style:style style:name="P44" style:family="paragraph" style:parent-style-name="A8_5f_Titulo3">
      <style:text-properties officeooo:rsid="027bea75" officeooo:paragraph-rsid="027bea75"/>
    </style:style>
    <style:style style:name="P45" style:family="paragraph" style:parent-style-name="A8_5f_Titulo3">
      <style:text-properties officeooo:rsid="027bea75" officeooo:paragraph-rsid="027e1b6c"/>
    </style:style>
    <style:style style:name="P46" style:family="paragraph" style:parent-style-name="A8_5f_Titulo3">
      <style:text-properties officeooo:rsid="02822d50" officeooo:paragraph-rsid="02822d50"/>
    </style:style>
    <style:style style:name="P47" style:family="paragraph" style:parent-style-name="A9_5f_Titulo4">
      <style:text-properties officeooo:rsid="027bea75" officeooo:paragraph-rsid="027bea75"/>
    </style:style>
    <style:style style:name="P48" style:family="paragraph" style:parent-style-name="A9_5f_Titulo4">
      <style:text-properties officeooo:paragraph-rsid="02822d50"/>
    </style:style>
    <style:style style:name="P49" style:family="paragraph" style:parent-style-name="AA_5f_Titulo5">
      <style:text-properties officeooo:paragraph-rsid="02800b26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0pt" officeooo:rsid="0137499c" style:font-size-asian="10pt" style:font-size-complex="10pt"/>
    </style:style>
    <style:style style:name="T3" style:family="text">
      <style:text-properties style:font-name="Courier 10 Pitch" fo:font-size="10pt" officeooo:rsid="027310c3" style:font-size-asian="10pt" style:font-size-complex="10pt"/>
    </style:style>
    <style:style style:name="T4" style:family="text">
      <style:text-properties officeooo:rsid="00fd316c"/>
    </style:style>
    <style:style style:name="T5" style:family="text">
      <style:text-properties officeooo:rsid="013190a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language="en" fo:country="US" officeooo:rsid="027ab120"/>
    </style:style>
    <style:style style:name="T8" style:family="text">
      <style:text-properties officeooo:rsid="027310c3"/>
    </style:style>
    <style:style style:name="T9" style:family="text">
      <style:text-properties style:use-window-font-color="true" style:font-name="Courier New3" fo:font-size="10pt" fo:language="pt" fo:country="PT"/>
    </style:style>
    <style:style style:name="T10" style:family="text">
      <style:text-properties style:use-window-font-color="true" style:font-name="Courier New3" fo:font-size="10pt" fo:language="pt" fo:country="PT" officeooo:rsid="027310c3"/>
    </style:style>
    <style:style style:name="T11" style:family="text">
      <style:text-properties style:use-window-font-color="true" style:text-position="0% 100%" style:font-name="Courier New3" fo:font-size="10pt" fo:language="pt" fo:country="PT" officeooo:rsid="0280c4ca" text:display="true"/>
    </style:style>
    <style:style style:name="T12" style:family="text">
      <style:text-properties officeooo:rsid="02737ee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2737ee0" style:font-weight-asian="bold" style:font-weight-complex="bold"/>
    </style:style>
    <style:style style:name="T15" style:family="text">
      <style:text-properties fo:font-weight="bold" officeooo:rsid="027310c3" style:font-weight-asian="bold" style:font-weight-complex="bold"/>
    </style:style>
    <style:style style:name="T16" style:family="text">
      <style:text-properties fo:font-weight="bold" officeooo:rsid="027458ee" style:font-weight-asian="bold" style:font-weight-complex="bold"/>
    </style:style>
    <style:style style:name="T17" style:family="text">
      <style:text-properties officeooo:rsid="027458ee"/>
    </style:style>
    <style:style style:name="T18" style:family="text">
      <style:text-properties officeooo:rsid="02763489"/>
    </style:style>
    <style:style style:name="T19" style:family="text">
      <style:text-properties officeooo:rsid="0278c127"/>
    </style:style>
    <style:style style:name="T20" style:family="text">
      <style:text-properties officeooo:rsid="027ab120"/>
    </style:style>
    <style:style style:name="T21" style:family="text">
      <style:text-properties officeooo:rsid="027bea75"/>
    </style:style>
    <style:style style:name="T22" style:family="text">
      <style:text-properties officeooo:rsid="027e1b6c"/>
    </style:style>
    <style:style style:name="T23" style:family="text">
      <style:text-properties officeooo:rsid="010401d9"/>
    </style:style>
    <style:style style:name="T24" style:family="text">
      <style:text-properties officeooo:rsid="02800b26"/>
    </style:style>
    <style:style style:name="T25" style:family="text">
      <style:text-properties officeooo:rsid="0280c4ca"/>
    </style:style>
    <style:style style:name="T26" style:family="text">
      <style:text-properties officeooo:rsid="00ffcea3"/>
    </style:style>
    <style:style style:name="T27" style:family="text">
      <style:text-properties officeooo:rsid="02822d50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1. Descrição</text:h>
      <text:h text:style-name="P11" text:outline-level="2">1.1 Empresa</text:h>
      <text:list xml:id="list4290609801970721097" text:style-name="Numbering_20_1">
        <text:list-item>
          <text:p text:style-name="P24">MyRecipe</text:p>
        </text:list-item>
        <text:list-item>
          <text:p text:style-name="P24"><text:span text:style-name="T10">É uma companhia startup </text:span><text:span text:style-name="T8">cujo</text:span><text:span text:style-name="T10"> objetivo é fornecer aos seus </text:span><text:span text:style-name="T8">utilizadores</text:span><text:span text:style-name="T10"> um serviço que permite que eles compartilhem receitas de culinária.</text:span></text:p>
        </text:list-item>
      </text:list>
      <text:h text:style-name="P11" text:outline-level="2">1.2 Produto</text:h>
      <text:list xml:id="list72532853253437" text:continue-list="list4290609801970721097" text:style-name="Numbering_20_1">
        <text:list-item text:start-value="1">
          <text:p text:style-name="P24">A empresa pretende oferecer seus serviços através de um web site e também através de aplicações móveis (Android e iOS). </text:p>
        </text:list-item>
      </text:list>
      <text:h text:style-name="A5_5f_Titulo2" text:outline-level="2">1.<text:span text:style-name="T8">3</text:span> BackEnd</text:h>
      <text:list xml:id="list72532762579489" text:continue-list="list72532853253437" text:style-name="Numbering_20_1">
        <text:list-item text:start-value="1">
          <text:p text:style-name="P24">A empresa selecionou OFBiz como uma estrutura para apoiar o desenvolvimento de seu back-end</text:p>
        </text:list-item>
      </text:list>
      <text:h text:style-name="P11" text:outline-level="2">1.4 <text:span text:style-name="T17">Cenário</text:span></text:h>
      <text:list xml:id="list72532620550759" text:continue-list="list72532762579489" text:style-name="Numbering_20_1">
        <text:list-item text:start-value="1">
          <text:p text:style-name="P24">A empresa irá apresentar o projeto a um grupo de investidores <text:span text:style-name="T8">n</text:span>um próximo evento. </text:p>
        </text:list-item>
        <text:list-item>
          <text:p text:style-name="P24">Neste evento, a empresa apresentará um<text:span text:style-name="T8">a</text:span> <text:span text:style-name="T14">aplicação</text:span><text:span text:style-name="T13"> de Console/Terminal</text:span> que simulará u<text:span text:style-name="T8">ma aplicação</text:span> móvel. </text:p>
        </text:list-item>
        <text:list-item>
          <text:p text:style-name="P24">Est<text:span text:style-name="T8">a</text:span> aplica<text:span text:style-name="T8">ção</text:span> irá ace<text:span text:style-name="T8">der</text:span> <text:span text:style-name="T8">a</text:span>os serviços do servidor com base OFbiz MyRecipe através de serviços de web REST. </text:p>
        </text:list-item>
        <text:list-item>
          <text:p text:style-name="P24">Para este evento só <text:span text:style-name="T8">é </text:span>necessário <text:span text:style-name="T13">implementar um </text:span><text:span text:style-name="T15">pipeline </text:span><text:span text:style-name="T13">de integração e implantação contínuo que deve oferecer suporte a</text:span><text:span text:style-name="T14">o</text:span><text:span text:style-name="T13"> aplicativo do Console, bem como o servidor OFBiz</text:span>. </text:p>
        </text:list-item>
        <text:list-item>
          <text:p text:style-name="P24">No entanto, é necessári<text:span text:style-name="T8">o</text:span> apresentar aos investidores:</text:p>
          <text:list>
            <text:list-item>
              <text:p text:style-name="P26"><text:span text:style-name="T8">U</text:span>m plano detalhado sobre lançamentos de produtos</text:p>
            </text:list-item>
            <text:list-item>
              <text:p text:style-name="P24"><text:span text:style-name="T8">A</text:span>lguns detalhes técnicos sobre como irá apoiar a criação e manutenção</text:p>
              <text:list>
                <text:list-item>
                  <text:p text:style-name="P24">i.e., <text:span text:style-name="T8">O </text:span>ciclo de vida dos vários aplicativos com uma abordagem de entrega e integração contínua. </text:p>
                </text:list-item>
              </text:list>
            </text:list-item>
          </text:list>
          <text:h text:style-name="P43" text:outline-level="3">1.4.2 Plano (ciclo de vida)</text:h>
          <text:list>
            <text:list-item text:start-value="1">
              <text:p text:style-name="P20">Como dito antes o plano da empresa é desenvolver um <text:span text:style-name="T13">aplicativo móve</text:span>l em Objective C para <text:span text:style-name="T13">iOS</text:span>.</text:p>
              <text:list>
                <text:list-item>
                  <text:p text:style-name="P20">O desenvolvimento desta aplicação <text:span text:style-name="T13">deve começar </text:span><text:span text:style-name="T14">assim que </text:span><text:span text:style-name="T13">os investidores fornecem os recursos necessários</text:span>.</text:p>
                </text:list-item>
              </text:list>
            </text:list-item>
            <text:list-item>
              <text:p text:style-name="P20">No entanto, <text:span text:style-name="T12">n</text:span>o roteiro da empresa, também há um plano para iniciar o desenvolvimento de um<text:span text:style-name="T17">a </text:span><text:span text:style-name="T16">APP</text:span><text:span text:style-name="T13"> Android</text:span> dentro de um <text:span text:style-name="T13">prazo de um ano</text:span></text:p>
            </text:list-item>
            <text:list-item>
              <text:p text:style-name="P20">O <text:span text:style-name="T13">site de servidor</text:span> também deve <text:span text:style-name="T13">começar</text:span> seu desenvolvimento,<text:span text:style-name="T17">ao </text:span><text:span text:style-name="T16">mesmo tempo</text:span><text:span text:style-name="T17"> que o</text:span> <text:span text:style-name="T13">aplicativo móvel iOS</text:span>.</text:p>
            </text:list-item>
            <text:list-item>
              <text:p text:style-name="P20">Tanto o <text:span text:style-name="T13">iOS e o site</text:span> devem <text:span text:style-name="T13">estar disponíveis</text:span> nos próximos <text:span text:style-name="T13">seis meses</text:span>.</text:p>
            </text:list-item>
            <text:list-item>
              <text:p text:style-name="P20">O aplicativo de <text:span text:style-name="T13">Console Java</text:span> <text:span text:style-name="T13">é para ser mantida</text:span>, mesmo após o evento, com os investidores. </text:p>
            </text:list-item>
          </text:list>
        </text:list-item>
      </text:list>
      <text:h text:style-name="P12" text:outline-level="2"><text:soft-page-break/>1.5 Aplicação a desenvolver</text:h>
      <text:list xml:id="list72533269984572" text:continue-list="list72532620550759" text:style-name="Numbering_20_1">
        <text:list-item text:start-value="1">
          <text:p text:style-name="A6_5f_Lista_5f_Continua"><text:span text:style-name="T12">R</text:span>eceitas são privadas por <text:span text:style-name="T12">o</text:span>missão</text:p>
        </text:list-item>
        <text:list-item>
          <text:p text:style-name="P25">A receita tem ingredientes com quantidades específicas</text:p>
        </text:list-item>
        <text:list-item>
          <text:p text:style-name="P25"><text:span text:style-name="T12">U</text:span>ma receita é de um tipo (por exemplo, pão, bolo) </text:p>
        </text:list-item>
        <text:list-item>
          <text:p text:style-name="P25"><text:span text:style-name="T12">U</text:span>ma receita pode ter uma imagem que ilustra o seu resultado.</text:p>
        </text:list-item>
        <text:list-item>
          <text:p text:style-name="P25"><text:span text:style-name="T12">A</text:span> receita tem uma sequência de passos</text:p>
          <text:list>
            <text:list-item>
              <text:list>
                <text:list-item>
                  <text:p text:style-name="P25">Um passo tem um nome e uma descrição textual</text:p>
                </text:list-item>
                <text:list-item>
                  <text:p text:style-name="P25">Um passo pode também ter imagens que ilustram as operações envolvidas na etapa.</text:p>
                </text:list-item>
              </text:list>
            </text:list-item>
          </text:list>
        </text:list-item>
        <text:list-item>
          <text:p text:style-name="P25">Os usuários podem fazer suas receitas públicas ou compartilhá-los com usuários específicos (seus amigos)</text:p>
        </text:list-item>
        <text:list-item>
          <text:p text:style-name="P25"><text:span text:style-name="T12">O</text:span>s usuários podem votar em receitas. </text:p>
        </text:list-item>
        <text:list-item>
          <text:p text:style-name="P25">Quando um usuário vota em uma receita, ele também pode enviar um pequeno comentário.</text:p>
        </text:list-item>
        <text:list-item>
          <text:p text:style-name="P25"><text:span text:style-name="T12">Registo</text:span> de usuário</text:p>
        </text:list-item>
        <text:list-item>
          <text:p text:style-name="P25">Login/Logout</text:p>
        </text:list-item>
      </text:list>
      <text:h text:style-name="P42" text:outline-level="3">1.5.1 Tecnologia</text:h>
      <text:list xml:id="list72532359532473" text:continue-numbering="true" text:style-name="Numbering_20_1">
        <text:list-item>
          <text:list>
            <text:list-item>
              <text:p text:style-name="P25"><text:span text:style-name="T12">D</text:span>e um ponto de vista tecnológico, aplicativo de Console de MyRecipe está a ser desenvolvido como um aplicativo de Console de Java.</text:p>
            </text:list-item>
            <text:list-item>
              <text:p text:style-name="P25">A ligação entre os aplicativos cliente e serviços de backend deve ser feita usando <text:span text:style-name="T17">REST</text:span></text:p>
            </text:list-item>
          </text:list>
        </text:list-item>
      </text:list>
      <text:h text:style-name="A8_5f_Titulo3" text:outline-level="3"><text:span text:style-name="T17">1.5.2 </text:span>Use Cases</text:h>
      <text:list xml:id="list72532615513021" text:continue-list="list72532359532473" text:style-name="Numbering_20_1">
        <text:list-item text:start-value="1">
          <text:p text:style-name="A6_5f_Lista_5f_Continua">Para o evento com os investidores apenas os seguintes casos de uso são necessários no Console Java Application e back-end (Ofbiz). </text:p>
        </text:list-item>
      </text:list>
      <text:h text:style-name="A9_5f_Titulo4" text:outline-level="4"><text:span text:style-name="T18">1.5.2.1 </text:span>"<text:span text:style-name="T18">Registar</text:span> uma receita"</text:h>
      <text:list xml:id="list72533734884863" text:continue-list="list72532615513021" text:style-name="Numbering_20_1">
        <text:list-item text:start-value="1">
          <text:p text:style-name="A6_5f_Lista_5f_Continua">O objetivo deste caso de uso <text:s/>é <text:span text:style-name="T18">que</text:span> um usuário conectado <text:span text:style-name="T18">possa </text:span>registar uma nova receita. </text:p>
        </text:list-item>
        <text:list-item>
          <text:p text:style-name="A6_5f_Lista_5f_Continua">O sistema deve exibir para o usuário, os tipos de receitas disponíveis para o usuário selec<text:span text:style-name="T18">i</text:span>one deles. </text:p>
        </text:list-item>
        <text:list-item>
          <text:p text:style-name="A6_5f_Lista_5f_Continua">O usuário deve fornecer um nome, uma imagem (url) e notas relacionadas com a receita. </text:p>
        </text:list-item>
        <text:list-item>
          <text:p text:style-name="A6_5f_Lista_5f_Continua">O usuário deve registar todos os ingredientes necessários para a receita (e selecione a necessária unidade de medida (UOM))</text:p>
        </text:list-item>
        <text:list-item>
          <text:p text:style-name="A6_5f_Lista_5f_Continua"><text:span text:style-name="T18">O</text:span> usuário deve registar todos os passos da receita </text:p>
          <text:list>
            <text:list-item>
              <text:p text:style-name="P27"><text:span text:style-name="T18">D</text:span>escrição </text:p>
            </text:list-item>
            <text:list-item>
              <text:p text:style-name="P27"><text:span text:style-name="T18">U</text:span>m ou mais <text:span text:style-name="T18">URL</text:span> de imagens</text:p>
            </text:list-item>
          </text:list>
        </text:list-item>
        <text:list-item>
          <text:p text:style-name="A6_5f_Lista_5f_Continua"><text:span text:style-name="T18">O</text:span> usuário deve selecionar se a receita é para ser compartilhado (no momento da partilha é a todos os públicos) ou não. </text:p>
        </text:list-item>
      </text:list>
      <text:p text:style-name="P41"/>
      <text:p text:style-name="P41"/>
      <text:h text:style-name="A9_5f_Titulo4" text:outline-level="4"><text:soft-page-break/><text:span text:style-name="T18">1.5.2.2 </text:span>"Ver uma receita"</text:h>
      <text:list xml:id="list72532936340899" text:continue-list="list72533734884863" text:style-name="Numbering_20_1">
        <text:list-item text:start-value="1">
          <text:p text:style-name="P27"><text:span text:style-name="T18">O</text:span> objetivo deste caso de uso é <text:span text:style-name="T18">permitir</text:span> um usuário conectado <text:span text:style-name="T18">v</text:span>isualizar uma receita </text:p>
          <text:list>
            <text:list-item>
              <text:p text:style-name="P27"><text:span text:style-name="T18">S</text:span>ua receita<text:span text:style-name="T18">s</text:span> ou receitas públicas.</text:p>
            </text:list-item>
          </text:list>
        </text:list-item>
        <text:list-item>
          <text:p text:style-name="P27">O sistema deve exibir para o usuário todas as suas receitas, bem como as 10 mais votadas receitas públicas. </text:p>
        </text:list-item>
        <text:list-item>
          <text:p text:style-name="P27">O usuário seleciona uma receita. </text:p>
        </text:list-item>
        <text:list-item>
          <text:p text:style-name="P27">O sistema exibe</text:p>
          <text:list>
            <text:list-item>
              <text:p text:style-name="P27"><text:span text:style-name="T18">O</text:span> nome</text:p>
            </text:list-item>
            <text:list-item>
              <text:p text:style-name="P27"><text:span text:style-name="T18">N</text:span>otas</text:p>
            </text:list-item>
            <text:list-item>
              <text:p text:style-name="P27"><text:span text:style-name="T18">O</text:span> <text:span text:style-name="T18">URL</text:span> da imagem da receita selecionada. </text:p>
            </text:list-item>
          </text:list>
        </text:list-item>
        <text:list-item>
          <text:p text:style-name="P27">Se a receita é pública o usuário pode escolher votar na receita (ou alterar a sua votação anterior)</text:p>
          <text:list>
            <text:list-item>
              <text:p text:style-name="P27"><text:span text:style-name="T18">S</text:span>elecionando um número inteiro de 0 a 5 e um pequeno comentário.</text:p>
            </text:list-item>
          </text:list>
        </text:list-item>
        <text:list-item>
          <text:p text:style-name="P27">Nota: N<text:span text:style-name="T18">este</text:span> momento este caso de uso <text:span text:style-name="T18">não</text:span> inclu<text:span text:style-name="T18">i</text:span> a exibição dos detalhes da receita (suas etapas).</text:p>
        </text:list-item>
      </text:list>
      <text:p text:style-name="A4_5f_Normal"/>
      <text:p text:style-name="P19"/>
      <text:h text:style-name="P10" text:outline-level="1">2. Implementação</text:h>
      <text:h text:style-name="P13" text:outline-level="2">2.1 <text:span text:style-name="T21">Objetivos</text:span></text:h>
      <text:list xml:id="list72532789537656" text:continue-list="list72532936340899" text:style-name="Numbering_20_1">
        <text:list-item text:start-value="1">
          <text:p text:style-name="P28">O principal objetivo d<text:span text:style-name="T19">o projeto</text:span> para ODSOFT será implementar um <text:span text:style-name="T19">pipeline</text:span> de integração contínua com alguns requisitos relativos à automação da implantação d<text:span text:style-name="T19">a</text:span> aplica<text:span text:style-name="T19">ção</text:span>.</text:p>
        </text:list-item>
      </text:list>
      <text:h text:style-name="P14" text:outline-level="2">2.2 Componentes</text:h>
      <text:h text:style-name="P44" text:outline-level="3">2.2.1 Planeamento (roteiro/<text:span text:style-name="T7">road-map</text:span>)</text:h>
      <text:list xml:id="list72533595294765" text:continue-list="list72532789537656" text:style-name="Numbering_20_1">
        <text:list-item text:start-value="1">
          <text:p text:style-name="P29">O projeto deve incluir o planeamento (roteiro/<text:span text:style-name="T7">road-map</text:span>) para a prestação de 4 principais componentes da solução:</text:p>
          <text:list>
            <text:list-item>
              <text:p text:style-name="P29"><text:span text:style-name="T20">S</text:span>ervidor de aplicação baseada em Ofbiz</text:p>
            </text:list-item>
            <text:list-item>
              <text:p text:style-name="P21"><text:span text:style-name="T20">A</text:span>plica<text:span text:style-name="T20">ção</text:span> Console "Mobile"</text:p>
            </text:list-item>
            <text:list-item>
              <text:p text:style-name="P21"><text:span text:style-name="T20">Aplicação</text:span> IOS</text:p>
            </text:list-item>
            <text:list-item>
              <text:p text:style-name="P29"><text:span text:style-name="T20">Aplicação </text:span>Android</text:p>
            </text:list-item>
          </text:list>
        </text:list-item>
        <text:list-item>
          <text:p text:style-name="P29"><text:span text:style-name="T20">E</text:span>ste plano deve ser descrito <text:span text:style-name="T20">n</text:span>um relatório técnico. </text:p>
        </text:list-item>
      </text:list>
      <text:h text:style-name="P47" text:outline-level="4">2.2.1.1 Relatório técnico</text:h>
      <text:list xml:id="list72532116768830" text:continue-list="list72533595294765" text:style-name="Numbering_20_1">
        <text:list-item text:start-value="1">
          <text:p text:style-name="P34">O relatório técnico deve dois secções:</text:p>
        </text:list-item>
        <text:list-item>
          <text:p text:style-name="P34"><text:span text:style-name="T20">U</text:span>ma com o plano global teórico</text:p>
        </text:list-item>
        <text:list-item>
          <text:p text:style-name="P32"><text:span text:style-name="T20">Outra</text:span> relacionad<text:span text:style-name="T20">a</text:span> com o plano real que explica o que será implementado.</text:p>
        </text:list-item>
        <text:list-item>
          <text:p text:style-name="A6_5f_Lista_5f_Continua">O conteúdo deve ser:</text:p>
        </text:list-item>
      </text:list>
      <text:list xml:id="list5813798363469559069" text:style-name="List_20_1">
        <text:list-item>
          <text:h text:style-name="AA_5f_Titulo5" text:outline-level="5">O plano teórico global (que não será implementado):</text:h>
        </text:list-item>
      </text:list>
      <text:list xml:id="list72531922759963" text:continue-list="list72532116768830" text:style-name="Numbering_20_1">
        <text:list-item text:start-value="1">
          <text:p text:style-name="P32"><text:span text:style-name="T21">O</text:span> roteiro dos produtos</text:p>
          <text:list>
            <text:list-item>
              <text:p text:style-name="P36">WBS/GANTT - Milestons</text:p>
            </text:list-item>
          </text:list>
        </text:list-item>
        <text:list-item>
          <text:p text:style-name="P32"><text:span text:style-name="T21">O</text:span> projeto do pipeline com atenção para dependências entre componentes/<text:span text:style-name="T21">versões</text:span> </text:p>
          <text:list>
            <text:list-item>
              <text:p text:style-name="P32"><text:span text:style-name="T21">D</text:span>eve incluir pelo menos um diagrama adequado</text:p>
            </text:list-item>
            <text:list-item>
              <text:p text:style-name="P36">Diagrama de deployment do pipeline</text:p>
            </text:list-item>
          </text:list>
        </text:list-item>
        <text:list-item>
          <text:p text:style-name="P32"><text:span text:style-name="T21">A</text:span> arquitetura da solução (diagrama de componente<text:span text:style-name="T21">s</text:span> UML)</text:p>
          <text:list>
            <text:list-item>
              <text:p text:style-name="P36">Diagrama de arquitectura</text:p>
            </text:list-item>
          </text:list>
        </text:list-item>
        <text:list-item>
          <text:p text:style-name="P22"><text:span text:style-name="T21">U</text:span>m diagrama <text:span text:style-name="T21">de implantação </text:span>ilustrando o pipeline</text:p>
          <text:list>
            <text:list-item>
              <text:p text:style-name="P22"><text:span text:style-name="T21">E</text:span>m particular, a conexão jenkins/bitbucket e outras máquinas utilizadas na solução <text:span text:style-name="T21">idealizada</text:span> (implantação testes, etc)</text:p>
            </text:list-item>
            <text:list-item>
              <text:p text:style-name="P36">Diagrama de deployment <text:span text:style-name="T23">do pipeline</text:span></text:p>
            </text:list-item>
          </text:list>
        </text:list-item>
        <text:list-item>
          <text:p text:style-name="P33">Um diagrama de implantação ilustrando a solução, isto é, como todos os produtos serão conect<text:span text:style-name="T22">ados</text:span> (iOS, Android, servidor web, etc.)</text:p>
          <text:list>
            <text:list-item>
              <text:p text:style-name="P35">Nos <text:span text:style-name="T24">físicos</text:span> nos <text:span text:style-name="T24">lógicos</text:span></text:p>
              <text:list>
                <text:list-item>
                  <text:p text:style-name="P35">IOS com aplicação dentro da caixa</text:p>
                </text:list-item>
              </text:list>
            </text:list-item>
          </text:list>
        </text:list-item>
        <text:list-item>
          <text:p text:style-name="P33"><text:span text:style-name="T22">A</text:span> estrutura do repositório (deve incluir pelo menos um diagrama adequado)</text:p>
          <text:list>
            <text:list-item>
              <text:p text:style-name="P35"><text:soft-page-break/>Diagrama de blocos em WBS</text:p>
            </text:list-item>
          </text:list>
        </text:list-item>
      </text:list>
      <text:list xml:id="list72534056590150" text:continue-list="list5813798363469559069" text:style-name="List_20_1">
        <text:list-item>
          <text:h text:style-name="P49" text:outline-level="5"><text:span text:style-name="T22">O</text:span> plano real (que será implementado):</text:h>
        </text:list-item>
      </text:list>
      <text:list xml:id="list72533663876629" text:continue-list="list72531922759963" text:style-name="Numbering_20_1">
        <text:list-item text:start-value="1">
          <text:p text:style-name="P33"><text:span text:style-name="T22">O</text:span> projeto do <text:span text:style-name="T22">pipline</text:span> (deve incluir pelo menos um diagrama adequado)</text:p>
          <text:list>
            <text:list-item>
              <text:p text:style-name="P33"><text:span text:style-name="T22">N</text:span>ão esquecer que só podemos ter um pipeline!</text:p>
            </text:list-item>
          </text:list>
        </text:list-item>
        <text:list-item>
          <text:p text:style-name="P33">A arquitetura da solução (diagrama de componente UML)</text:p>
        </text:list-item>
        <text:list-item>
          <text:p text:style-name="P33"><text:span text:style-name="T22">O</text:span> projeto detalhado dos componentes do pipeline (scripts, configuração de ferramenta, etc.)</text:p>
        </text:list-item>
        <text:list-item>
          <text:p text:style-name="P33"><text:span text:style-name="T22">J</text:span>ustificação sobre as opções e, também, uma análise detalhada das alternativas </text:p>
        </text:list-item>
      </text:list>
      <text:h text:style-name="P45" text:outline-level="3">2.2.<text:span text:style-name="T22">2</text:span> <text:span text:style-name="T22">Software</text:span></text:h>
      <text:list xml:id="list72533214019598" text:continue-list="list72533663876629" text:style-name="Numbering_20_1">
        <text:list-item text:start-value="1">
          <text:p text:style-name="P33"><text:span text:style-name="T22">S</text:span>ó é necessários para implementar o aplicativo de Console de Java e o Backend em OFBiz. </text:p>
        </text:list-item>
        <text:list-item>
          <text:p text:style-name="P23">OFbiz você deve implementar as entidades, serviços <text:span text:style-name="T22">REST</text:span> web Services necessário<text:span text:style-name="T22">s</text:span> para sup<text:span text:style-name="T22">ortar</text:span> os dois casos <text:span text:style-name="T22">de uso </text:span>que <text:span text:style-name="T22">a </text:span>aplica<text:span text:style-name="T22">ção</text:span> de Console <text:span text:style-name="T22">em</text:span> Java <text:s/>deve implementar("<text:span text:style-name="T22">Registar</text:span> uma receita" e "Ver uma receita").</text:p>
        </text:list-item>
      </text:list>
      <text:h text:style-name="A8_5f_Titulo3" text:outline-level="3"><text:span text:style-name="T24">2.2.3 </text:span>Pipeline</text:h>
      <text:p text:style-name="A4_5f_Normal">O <text:span text:style-name="T25">pipeline</text:span> deve incluir todos os tópicos abordados durante as aulas ODSOFT. Em particular, ele deve incluir pelo menos: </text:p>
      <text:list xml:id="list72534062243623" text:continue-list="list72533214019598" text:style-name="Numbering_20_1">
        <text:list-item text:start-value="1">
          <text:p text:style-name="A6_5f_Lista_5f_Continua">A compilação de aplicações/componentes </text:p>
          <text:list>
            <text:list-item>
              <text:p text:style-name="P38"><text:span text:style-name="T26">OfBiz</text:span></text:p>
            </text:list-item>
            <text:list-item>
              <text:p text:style-name="P37">Consola</text:p>
            </text:list-item>
          </text:list>
        </text:list-item>
        <text:list-item>
          <text:p text:style-name="P40"><text:span text:style-name="T9">Testes de unidade e sua cobertura de código </text:span></text:p>
        </text:list-item>
        <text:list-item>
          <text:p text:style-name="P38">Testes de integração e sua cobertura de código</text:p>
        </text:list-item>
        <text:list-item>
          <text:p text:style-name="P38">JMeter testes</text:p>
        </text:list-item>
        <text:list-item>
          <text:p text:style-name="P38"><text:span text:style-name="T25">S</text:span>imular um palco para testes de aceitação automatizados (baseado em testes de integração).</text:p>
        </text:list-item>
        <text:list-item>
          <text:p text:style-name="P38"><text:span text:style-name="T25">P</text:span>ara simular um palco para testes de aceitação do usuário em que os testes se processará em um ambiente semelhante ao ambiente do usuário final.</text:p>
          <text:list>
            <text:list-item>
              <text:p text:style-name="P38">Nesta fase/fase, você também deve simular a execução de testes de interface do usuário executada manualmente pelos testadores (um dos elementos da equipa deve simular um testador).</text:p>
            </text:list-item>
            <text:list-item>
              <text:p text:style-name="P38">Para esta etapa <text:span text:style-name="T25">ter sucesso</text:span> o testador manualmente deve confirmar a aceitação da versão a ser testado. </text:p>
            </text:list-item>
          </text:list>
        </text:list-item>
        <text:list-item>
          <text:p text:style-name="P38">Se todos os testes passarem, então deve ser possível para um usuário iniciar o processo automático de implantação no pipeline. </text:p>
          <text:list>
            <text:list-item>
              <text:p text:style-name="P38">Este processo deve simular a implantação dos aplicativos para um novo nó.</text:p>
            </text:list-item>
            <text:list-item>
              <text:p text:style-name="P38"><text:s/>Neste nó novo, após a configuração necessária, um teste de fumaça deve ser realizado para garantir que a implantação foi bem sucedida.</text:p>
            </text:list-item>
            <text:list-item>
              <text:p text:style-name="P38">Isso deve ser emitido uma etiqueta no repositório de controle de origem para marcar o lançamento. <text:span text:style-name="T25"><text:s/>configuration may, for instance, use a subset of tests.</text:span></text:p>
            </text:list-item>
          </text:list>
        </text:list-item>
      </text:list>
      <text:h text:style-name="P46" text:outline-level="3"><text:soft-page-break/><text:span text:style-name="T9">2.2.4 Demonstração final</text:span></text:h>
      <text:list xml:id="list72532624704390" text:continue-list="list72534062243623" text:style-name="Numbering_20_1">
        <text:list-item text:start-value="1">
          <text:p text:style-name="P39">Em termos de demonstração final espera-se que a equipe se prepara para um novo recurso em um novo ramo do repositório. </text:p>
        </text:list-item>
        <text:list-item>
          <text:p text:style-name="P39">Durante a demonstração, esse novo recurso deveria ser integrado com o ramo principal do repositório e de confirmação de que a equipe deve demonstrar o gasoduto de integração descrito anterior. </text:p>
        </text:list-item>
        <text:list-item>
          <text:p text:style-name="P39">O novo recurso deve incluir testes de sua funcionalidade. </text:p>
        </text:list-item>
        <text:list-item>
          <text:p text:style-name="P39">O novo recurso pode ser a aplicação de um dos casos de uso obrigatório (o outro já pode ser no ramo principal do repositório). </text:p>
        </text:list-item>
        <text:list-item>
          <text:p text:style-name="P39">A equip<text:span text:style-name="T27">a</text:span> deve preparar a demonstração, para que ele pode ter lugar durante 15 a 20 minutos. Se algumas etapas do tempo extenso oleoduto tomar para executar, em seguida, a equipe devem incluir uma varia<text:span text:style-name="T27">ção</text:span> d<text:span text:style-name="T27">a demonstração </text:span><text:s/>que não exceda o tempo da <text:span text:style-name="T27">apresentação</text:span>.</text:p>
        </text:list-item>
        <text:list-item>
          <text:p text:style-name="P39">Esta configuração pode, por exemplo, usar um subconjunto dos testes.</text:p>
        </text:list-item>
      </text:list>
      <text:h text:style-name="A8_5f_Titulo3" text:outline-level="3"><text:span text:style-name="T27">2.2.5 </text:span>Questões avançadas</text:h>
      <text:h text:style-name="A9_5f_Titulo4" text:outline-level="4"><text:span text:style-name="T27">2.2.5.1 M</text:span>igração de dados</text:h>
      <text:list xml:id="list72533876706899" text:continue-list="list72532624704390" text:style-name="Numbering_20_1">
        <text:list-item text:start-value="1">
          <text:p text:style-name="A6_5f_Lista_5f_Continua"><text:span text:style-name="T27">Da</text:span>s situações que um <text:span text:style-name="T27">pipeline</text:span> de implantação contínua deve lidar com é a necessidade de migrações de dados ao mover para uma nova versão que requer mudanças na estrutura ou dados de banco de dados existente. </text:p>
        </text:list-item>
        <text:list-item>
          <text:p text:style-name="P39">Você deve descrever uma abordagem teórica para lidar com esta questão. </text:p>
        </text:list-item>
        <text:list-item>
          <text:p text:style-name="P39">Você também pode demonstrar esta questão por exemplo, ilustrando como o pipeline pode lidar com a substituição de uma coluna para outra, o que exige a migração de dados. </text:p>
        </text:list-item>
      </text:list>
      <text:h text:style-name="A9_5f_Titulo4" text:outline-level="4"><text:span text:style-name="T27">2.2.5.2 I</text:span>mplantação Rollback </text:h>
      <text:list xml:id="list72533755727089" text:continue-list="list72533876706899" text:style-name="Numbering_20_1">
        <text:list-item text:start-value="1">
          <text:p text:style-name="P39"><text:span text:style-name="T27">O</text:span>utra questão problemática é quando a implantação de uma versão que passa todos os testes falha. </text:p>
        </text:list-item>
        <text:list-item>
          <text:p text:style-name="P39">Nesta situação o <text:span text:style-name="T27">pipeline</text:span> deve ser capaz de reverter à versão anterior de funcionamento (você pode supor que a versão anterior instalada estava funcionando). </text:p>
        </text:list-item>
        <text:list-item>
          <text:p text:style-name="P39">Você deve descrever como lidar com esta questão e simulá-lo durante a demonstração. </text:p>
        </text:list-item>
      </text:list>
      <text:h text:style-name="P48" text:outline-level="4"><text:span text:style-name="T27">2.2.5.3 S</text:span>ervidor Jenkin<text:span text:style-name="T27">s</text:span></text:h>
      <text:list xml:id="list72533776778864" text:continue-list="list72533755727089" text:style-name="Numbering_20_1">
        <text:list-item text:start-value="1">
          <text:p text:style-name="P39"><text:span text:style-name="T27">H</text:span>á um servidor central de Jenkins que será usado como uma verificação "central" para o pipeline desenvolvido. </text:p>
        </text:list-item>
        <text:list-item>
          <text:p text:style-name="P39">A url para este servidor é jenkins.dei.isep.ipp.pt. </text:p>
        </text:list-item>
        <text:list-item>
          <text:p text:style-name="P39">Você deve entrar para este servidor com as mesmas credenciais que você usar para o portal do ISEP. </text:p>
        </text:list-item>
        <text:list-item>
          <text:p text:style-name="P39">Você acessará um emprego gerado automático que segue o nome do seu repositório de equipe. </text:p>
        </text:list-item>
        <text:list-item>
          <text:p text:style-name="P39">Este trabalho é configurado para executar o Jenkinsfile na raiz do ramo principal da sua</text:p>
        </text:list-item>
      </text:list>
      <text:h text:style-name="P9" text:outline-level="1"><text:soft-page-break/>3. Email do professor</text:h>
      <text:p text:style-name="A4_5f_Normal">Bom dia Evaristo. </text:p>
      <text:p text:style-name="A4_5f_Normal"/>
      <text:p text:style-name="A4_5f_Normal">Relativamente a EDOM e ODSOFT é possível desenvolver o trabalho das respectivas UC até ao dia anterior ao exame de Setembro das respectivas UCs. A apresentação/defesa do trabalho normalmente será realizada logo a seguir ao exame de Setembro.</text:p>
      <text:p text:style-name="A4_5f_Normal"/>
      <text:p text:style-name="A4_5f_Normal">Peço-lhe que utilize o mesmo repositório: <text:a xlink:type="simple" xlink:href="https://bitbucket.org/mei-isep/odsoft-2016-nmb-g101" office:target-frame-name="_blank" xlink:show="new" text:style-name="Internet_20_link" text:visited-style-name="Visited_20_Internet_20_Link">https://bitbucket.org/mei-isep/odsoft-2016-nmb-g101</text:a>.</text:p>
      <text:p text:style-name="A4_5f_Normal"/>
      <text:p text:style-name="A4_5f_Normal">Relativamente ao Jenkins deve usar o do seu computador pessoal tanto para o desenvolvimento do trabalho como para a apresentação/defesa.</text:p>
      <text:p text:style-name="A4_5f_Normal"/>
      <text:p text:style-name="A4_5f_Normal">Para ambas as UC o enunciado do trabalho é o mesmo.</text:p>
      <text:p text:style-name="A4_5f_Normal"/>
      <text:p text:style-name="A4_5f_Normal">Qualquer dúvidas contacte-me.</text:p>
      <text:p text:style-name="A4_5f_Normal"/>
      <text:p text:style-name="A4_5f_Normal">Melhores cumprimentos e bom trabalho.</text:p>
      <text:p text:style-name="A4_5f_Normal"/>
      <text:p text:style-name="A4_5f_Normal">Cumprimentos.</text:p>
      <text:p text:style-name="A4_5f_Normal"/>
      <text:p text:style-name="P31"/>
      <text:p text:style-name="P16"/>
      <text:p text:style-name="P30"/>
      <text:p text:style-name="P15"/>
      <text:p text:style-name="P18"/>
      <text:p text:style-name="P17"/>
      <text:p text:style-name="P7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Itálico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 style:nex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fo:background-color="transparent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A4_5f_Normal" style:next-style-name="A4_5f_Normal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5" style:display-name="Heading 5" style:family="paragraph" style:parent-style-name="Heading" style:class="text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Protuguês" style:family="text">
      <style:text-properties style:font-name="Courier New" fo:font-family="'Courier New'" style:font-style-name="Normal" style:font-family-generic="modern" style:font-pitch="fixed" fo:font-size="10pt" fo:background-color="transparent" style:font-size-asian="10.5pt" loext:shadow="none"/>
    </style:style>
    <style:style style:name="EInglês" style:family="text" style:parent-style-name="EProtuguês">
      <style:text-properties style:font-name="Courier New2" fo:font-family="'Courier New'" style:font-style-name="Itálico" style:font-family-generic="modern" style:font-pitch="fixed" fo:language="en" fo:country="US" fo:font-style="italic" fo:background-color="transparent" style:font-size-asian="10.5pt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fo:language="pt" fo:country="PT" officeooo:paragraph-rsid="01e94acb"/>
    </style:style>
    <style:style style:name="MP2" style:family="paragraph" style:parent-style-name="A2_5f_Rodape">
      <style:text-properties fo:language="pt" fo:country="PT"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MP4" style:family="paragraph" style:parent-style-name="A2_5f_Rodape">
      <style:text-properties fo:language="pt" fo:country="PT" officeooo:paragraph-rsid="014e6710"/>
    </style:style>
    <style:style style:name="MT1" style:family="text">
      <style:text-properties style:font-name="Courier 10 Pitch" fo:font-size="10pt" officeooo:rsid="027310c3" style:font-size-asian="10pt" style:font-size-complex="10pt"/>
    </style:style>
    <style:style style:name="MT2" style:family="text">
      <style:text-properties style:font-name="Courier 10 Pitch" fo:font-size="10pt" style:font-size-asian="10pt" style:font-size-complex="10pt"/>
    </style:style>
    <style:style style:name="MT3" style:family="text">
      <style:text-properties style:font-name="Courier 10 Pitch" fo:font-size="10pt" officeooo:rsid="0137499c" style:font-size-asian="10pt" style:font-size-complex="10pt"/>
    </style:style>
    <style:style style:name="MT4" style:family="text">
      <style:text-properties officeooo:rsid="00fd316c"/>
    </style:style>
    <style:style style:name="MT5" style:family="text">
      <style:text-properties officeooo:rsid="013190ad"/>
    </style:style>
    <style:style style:name="MT6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ODSOFT</text:span><text:span text:style-name="MT2"> – </text:span><text:span text:style-name="MT1">Setembro</text:span><text:span text:style-name="MT2"><text:tab/></text:span><text:span text:style-name="MT2"><text:date style:data-style-name="N36" text:date-value="2017-08-29T04:00:30.767076672" text:fixed="true">29-08-2017</text:date></text:span><text:span text:style-name="MT2"> </text:span><text:span text:style-name="MT2"><text:time style:data-style-name="N41" text:time-value="2017-08-29T04:00:36.830117111" text:fixed="true">04:00:37</text:time></text:span></text:p>
      </style:header>
      <style:footer>
        <text:p text:style-name="MP2"><text:tab/><text:tab/><text:span text:style-name="MT3">Pág. </text:span><text:span text:style-name="MT2"><text:page-number text:select-page="current">5</text:page-number></text:span><text:span text:style-name="MT2">/</text:span><text:span text:style-name="MT2"><text:page-count>7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4"><text:tab/>INSIS</text:span> – <text:span text:style-name="MT5">Projeto IT1<text:tab/></text:span><text:tab/><text:span text:style-name="MT6"><text:date style:data-style-name="N30" text:date-value="2017-04-16T10:51:54.261323399" text:fixed="true">16-04-2017</text:date></text:span><text:span text:style-name="MT6"> </text:span><text:span text:style-name="MT6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3">Pág. </text:span><text:span text:style-name="MT2"><text:page-number text:select-page="current">0</text:page-number></text:span><text:span text:style-name="MT2">/</text:span><text:span text:style-name="MT2"><text:page-count>7</text:page-count></text:span></text:p>
      </style:footer>
    </style:master-page>
    <style:master-page style:name="Endnote" style:page-layout-name="Mpm5"/>
    <style:master-page style:name="Left_20_Page" style:display-name="Left Page" style:page-layout-name="Mpm6" style:next-style-name="Right_20_Page"/>
    <style:master-page style:name="Right_20_Page" style:display-name="Right Page" style:page-layout-name="Mpm7" style:next-style-name="Left_20_Page"/>
    <style:master-page style:name="Envelope" style:page-layout-name="Mpm8"/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08-29T07:25:01.317761002</dc:date>
    <meta:editing-duration>P4DT12H50M43S</meta:editing-duration>
    <meta:editing-cycles>336</meta:editing-cycles>
    <meta:generator>LibreOffice/5.1.6.2$Linux_X86_64 LibreOffice_project/10m0$Build-2</meta:generator>
    <meta:document-statistic meta:table-count="0" meta:image-count="0" meta:object-count="0" meta:page-count="7" meta:paragraph-count="155" meta:word-count="1782" meta:character-count="10674" meta:non-whitespace-character-count="9100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